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2cm"/>
    </style:style>
    <style:style style:name="co2" style:family="table-column">
      <style:table-column-properties fo:break-before="auto" style:column-width="2.552cm"/>
    </style:style>
    <style:style style:name="co3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4.246cm"/>
    </style:style>
    <style:style style:name="co7" style:family="table-column">
      <style:table-column-properties fo:break-before="auto" style:column-width="3.995cm"/>
    </style:style>
    <style:style style:name="co8" style:family="table-column">
      <style:table-column-properties fo:break-before="auto" style:column-width="3.023cm"/>
    </style:style>
    <style:style style:name="co9" style:family="table-column">
      <style:table-column-properties fo:break-before="auto" style:column-width="5.076cm"/>
    </style:style>
    <style:style style:name="co10" style:family="table-column">
      <style:table-column-properties fo:break-before="auto" style:column-width="6.048cm"/>
    </style:style>
    <style:style style:name="co11" style:family="table-column">
      <style:table-column-properties fo:break-before="auto" style:column-width="3.829cm"/>
    </style:style>
    <style:style style:name="co12" style:family="table-column">
      <style:table-column-properties fo:break-before="auto" style:column-width="4.939cm"/>
    </style:style>
    <style:style style:name="co13" style:family="table-column">
      <style:table-column-properties fo:break-before="auto" style:column-width="3.912cm"/>
    </style:style>
    <style:style style:name="co14" style:family="table-column">
      <style:table-column-properties fo:break-before="auto" style:column-width="3.413cm"/>
    </style:style>
    <style:style style:name="co15" style:family="table-column">
      <style:table-column-properties fo:break-before="auto" style:column-width="7.853cm"/>
    </style:style>
    <style:style style:name="co16" style:family="table-column">
      <style:table-column-properties fo:break-before="auto" style:column-width="6.482cm"/>
    </style:style>
    <style:style style:name="co17" style:family="table-column">
      <style:table-column-properties fo:break-before="auto" style:column-width="7.415cm"/>
    </style:style>
    <style:style style:name="co18" style:family="table-column">
      <style:table-column-properties fo:break-before="auto" style:column-width="7.366cm"/>
    </style:style>
    <style:style style:name="co19" style:family="table-column">
      <style:table-column-properties fo:break-before="auto" style:column-width="2.723cm"/>
    </style:style>
    <style:style style:name="co20" style:family="table-column">
      <style:table-column-properties fo:break-before="auto" style:column-width="8.324cm"/>
    </style:style>
    <style:style style:name="co21" style:family="table-column">
      <style:table-column-properties fo:break-before="auto" style:column-width="10.393cm"/>
    </style:style>
    <style:style style:name="co22" style:family="table-column">
      <style:table-column-properties fo:break-before="auto" style:column-width="10.545cm"/>
    </style:style>
    <style:style style:name="co23" style:family="table-column">
      <style:table-column-properties fo:break-before="auto" style:column-width="6.436cm"/>
    </style:style>
    <style:style style:name="co24" style:family="table-column">
      <style:table-column-properties fo:break-before="auto" style:column-width="4.967cm"/>
    </style:style>
    <style:style style:name="co25" style:family="table-column">
      <style:table-column-properties fo:break-before="auto" style:column-width="3.935cm"/>
    </style:style>
    <style:style style:name="co26" style:family="table-column">
      <style:table-column-properties fo:break-before="auto" style:column-width="5.272cm"/>
    </style:style>
    <style:style style:name="co27" style:family="table-column">
      <style:table-column-properties fo:break-before="auto" style:column-width="4.665cm"/>
    </style:style>
    <style:style style:name="co28" style:family="table-column">
      <style:table-column-properties fo:break-before="auto" style:column-width="4.59cm"/>
    </style:style>
    <style:style style:name="co29" style:family="table-column">
      <style:table-column-properties fo:break-before="auto" style:column-width="6.685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Freq Indegree x Freq Outdegree" table:style-name="ta1" table:print="false">
        <table:shapes>
          <draw:frame draw:z-index="0" draw:style-name="gr1" svg:width="16.657cm" svg:height="9.287cm" svg:x="39.274cm" svg:y="0.715cm">
            <draw:object draw:notify-on-update-of-ranges="'Freq Indegree x Freq Outdegree'.L2:'Freq Indegree x Freq Outdegree'.L126 'Freq Indegree x Freq Outdegree'.M1:'Freq Indegree x Freq Outdegree'.M1 'Freq Indegree x Freq Outdegree'.M2:'Freq Indegree x Freq Outdegree'.M126 'Freq Indegree x Freq Outdegree'.N1:'Freq Indegree x Freq Outdegree'.N1 'Freq Indegree x Freq Outdegree'.N2:'Freq Indegree x Freq Outdegree'.N1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>
            <text:p>Grau de Saída</text:p>
          </table:table-cell>
          <table:table-cell office:value-type="string">
            <text:p>Frequência</text:p>
          </table:table-cell>
          <table:table-cell office:value-type="string">
            <text:p>Grau de Entrada</text:p>
          </table:table-cell>
          <table:table-cell office:value-type="string">
            <text:p>Frequência</text:p>
          </table:table-cell>
          <table:table-cell table:number-columns-repeated="7"/>
          <table:table-cell office:value-type="string">
            <text:p>Grau </text:p>
          </table:table-cell>
          <table:table-cell office:value-type="string">
            <text:p><text:s/>Frequencia Indegree </text:p>
          </table:table-cell>
          <table:table-cell office:value-type="string">
            <text:p><text:s/>Frequencia Outdegree <text:s/>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48">
            <text:p>4248</text:p>
          </table:table-cell>
          <table:table-cell office:value-type="float" office:value="0">
            <text:p>0</text:p>
          </table:table-cell>
          <table:table-cell office:value-type="float" office:value="3478">
            <text:p>3478</text:p>
          </table:table-cell>
          <table:table-cell table:number-columns-repeated="7"/>
          <table:table-cell office:value-type="float" office:value="0">
            <text:p>0</text:p>
          </table:table-cell>
          <table:table-cell office:value-type="float" office:value="3478">
            <text:p>3478</text:p>
          </table:table-cell>
          <table:table-cell office:value-type="float" office:value="4248">
            <text:p>424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91">
            <text:p>591</text:p>
          </table:table-cell>
          <table:table-cell office:value-type="float" office:value="1">
            <text:p>1</text:p>
          </table:table-cell>
          <table:table-cell office:value-type="float" office:value="2149">
            <text:p>2149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float" office:value="2149">
            <text:p>2149</text:p>
          </table:table-cell>
          <table:table-cell office:value-type="float" office:value="591">
            <text:p>59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9">
            <text:p>519</text:p>
          </table:table-cell>
          <table:table-cell office:value-type="float" office:value="2">
            <text:p>2</text:p>
          </table:table-cell>
          <table:table-cell office:value-type="float" office:value="664">
            <text:p>664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float" office:value="664">
            <text:p>664</text:p>
          </table:table-cell>
          <table:table-cell office:value-type="float" office:value="519">
            <text:p>51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3">
            <text:p>423</text:p>
          </table:table-cell>
          <table:table-cell office:value-type="float" office:value="3">
            <text:p>3</text:p>
          </table:table-cell>
          <table:table-cell office:value-type="float" office:value="315">
            <text:p>315</text:p>
          </table:table-cell>
          <table:table-cell table:number-columns-repeated="7"/>
          <table:table-cell office:value-type="float" office:value="3">
            <text:p>3</text:p>
          </table:table-cell>
          <table:table-cell office:value-type="float" office:value="315">
            <text:p>315</text:p>
          </table:table-cell>
          <table:table-cell office:value-type="float" office:value="423">
            <text:p>42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4">
            <text:p>304</text:p>
          </table:table-cell>
          <table:table-cell office:value-type="float" office:value="4">
            <text:p>4</text:p>
          </table:table-cell>
          <table:table-cell office:value-type="float" office:value="220">
            <text:p>220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220">
            <text:p>220</text:p>
          </table:table-cell>
          <table:table-cell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">
            <text:p>257</text:p>
          </table:table-cell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table:number-columns-repeated="7"/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9">
            <text:p>169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number-columns-repeated="7"/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table:number-columns-repeated="7"/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table:number-columns-repeated="7"/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table:number-columns-repeated="7"/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number-columns-repeated="7"/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number-columns-repeated="7"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number-columns-repeated="7"/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7"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7"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7"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7"/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7"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table:number-columns-repeated="7"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7"/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7"/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number-columns-repeated="7"/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7"/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7"/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float" office:value="27">
            <text:p>27</text:p>
          </table:table-cell>
          <table:table-cell table:number-columns-repeated="2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table:number-columns-repeated="7"/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Frequencia Indegree</text:p>
          </table:table-cell>
          <table:table-cell office:value-type="string">
            <text:p>Ajuda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requencia Outdegree</text:p>
          </table:table-cell>
          <table:table-cell office:value-type="string">
            <text:p>Pedido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float" office:value="34">
            <text:p>34</text:p>
          </table:table-cell>
          <table:table-cell table:number-columns-repeated="2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49">
            <text:p>49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552">
            <text:p>15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1">
            <text:p>48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2">
            <text:p>155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2">
            <text:p>171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12">
            <text:p>17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81">
            <text:p>4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</table:table>
      <table:table table:name="asker-replier indegree" table:style-name="ta1" table:print="false">
        <table:shapes>
          <draw:frame draw:z-index="0" draw:style-name="gr1" svg:width="15.999cm" svg:height="8.999cm" svg:x="8.17cm" svg:y="0.101cm">
            <draw:object draw:notify-on-update-of-ranges="'asker-replier indegree'.A1:'asker-replier indegree'.A1 'asker-replier indegree'.A2:'asker-replier indegree'.A90 'asker-replier indegree'.B1:'asker-replier indegree'.B1 'asker-replier indegree'.B2:'asker-replier indegree'.B9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asker indegree </text:p>
          </table:table-cell>
          <table:table-cell office:value-type="string">
            <text:p><text:s/>replier median indegree <text:s/>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552">
            <text:p>1552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712">
            <text:p>1712</text:p>
          </table:table-cell>
          <table:table-cell office:value-type="float" office:value="65">
            <text:p>65</text:p>
          </table:table-cell>
        </table:table-row>
      </table:table>
      <table:table table:name="bow tie structure" table:style-name="ta1"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>
            <text:p>Dados Gera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l de mensagens</text:p>
          </table:table-cell>
          <table:table-cell office:value-type="float" office:value="97867">
            <text:p>97867</text:p>
          </table:table-cell>
          <table:table-cell/>
        </table:table-row>
        <table:table-row table:style-name="ro1">
          <table:table-cell office:value-type="string">
            <text:p>Total de threads</text:p>
          </table:table-cell>
          <table:table-cell office:value-type="float" office:value="15357">
            <text:p>15357</text:p>
          </table:table-cell>
          <table:table-cell/>
        </table:table-row>
        <table:table-row table:style-name="ro1">
          <table:table-cell office:value-type="string">
            <text:p>Total de nodes</text:p>
          </table:table-cell>
          <table:table-cell office:value-type="float" office:value="7598">
            <text:p>7598</text:p>
          </table:table-cell>
          <table:table-cell/>
        </table:table-row>
        <table:table-row table:style-name="ro1">
          <table:table-cell office:value-type="string">
            <text:p>Total de edges</text:p>
          </table:table-cell>
          <table:table-cell office:value-type="float" office:value="24745">
            <text:p>24745</text:p>
          </table:table-cell>
          <table:table-cell/>
        </table:table-row>
        <table:table-row table:style-name="ro1">
          <table:table-cell office:value-type="string">
            <text:p>Numero de SCC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ow tie Structure – numero de nod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:</text:p>
          </table:table-cell>
          <table:table-cell office:value-type="float" office:value="1880">
            <text:p>1880</text:p>
          </table:table-cell>
          <table:table-cell/>
        </table:table-row>
        <table:table-row table:style-name="ro1">
          <table:table-cell office:value-type="string">
            <text:p>Out:</text:p>
          </table:table-cell>
          <table:table-cell office:value-type="float" office:value="1850">
            <text:p>1850</text:p>
          </table:table-cell>
          <table:table-cell/>
        </table:table-row>
        <table:table-row table:style-name="ro1">
          <table:table-cell office:value-type="string">
            <text:p>Core:</text:p>
          </table:table-cell>
          <table:table-cell office:value-type="float" office:value="1204">
            <text:p>120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ow tie Structure – percentage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</text:p>
          </table:table-cell>
          <table:table-cell office:value-type="string">
            <text:p>24.7433535141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Out</text:p>
          </table:table-cell>
          <table:table-cell office:value-type="string">
            <text:p>24.3485127665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Core</text:p>
          </table:table-cell>
          <table:table-cell office:value-type="string">
            <text:p>15.8462753356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Others</text:p>
          </table:table-cell>
          <table:table-cell office:value-type="string">
            <text:p>35.0618583838</text:p>
          </table:table-cell>
          <table:table-cell office:value-type="string">
            <text:p>%</text:p>
          </table:table-cell>
        </table:table-row>
      </table:table>
      <table:table table:name="HR" table:style-name="ta1">
        <table:table-column table:style-name="co12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node </text:p>
          </table:table-cell>
          <table:table-cell office:value-type="string">
            <text:p><text:s/>HR </text:p>
          </table:table-cell>
          <table:table-cell office:value-type="string">
            <text:p><text:s/>Indegree </text:p>
          </table:table-cell>
          <table:table-cell office:value-type="string">
            <text:p><text:s/>Answer Num </text:p>
          </table:table-cell>
          <table:table-cell office:value-type="string">
            <text:p><text:s/>Like </text:p>
          </table:table-cell>
          <table:table-cell office:value-type="string">
            <text:p><text:s/>Page Rank Direcionado Sem Peso</text:p>
          </table:table-cell>
          <table:table-cell office:value-type="string">
            <text:p><text:s/>Page Rank Direcionado Com Peso</text:p>
          </table:table-cell>
          <table:table-cell office:value-type="string">
            <text:p><text:s/>Page Rank Nao Direcionado Sem Peso</text:p>
          </table:table-cell>
          <table:table-cell office:value-type="string">
            <text:p><text:s/>Page Rank Nao Direcionado Com Peso</text:p>
          </table:table-cell>
          <table:table-cell/>
          <table:table-cell table:style-name="ce1" office:value-type="string">
            <text:p>Categorias HR</text:p>
          </table:table-cell>
          <table:table-cell table:number-columns-repeated="2"/>
        </table:table-row>
        <table:table-row table:style-name="ro1">
          <table:table-cell office:value-type="float" office:value="100002340032345">
            <text:p>10000234003234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4.6450961086">
            <text:p>14,65</text:p>
          </table:table-cell>
          <table:table-cell office:value-type="float" office:value="17.179475589">
            <text:p>17,18</text:p>
          </table:table-cell>
          <table:table-cell office:value-type="float" office:value="22.1387193234">
            <text:p>22,14</text:p>
          </table:table-cell>
          <table:table-cell office:value-type="float" office:value="23.771599472">
            <text:p>23,7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wbie</text:p>
          </table:table-cell>
          <table:table-cell office:value-type="string">
            <text:p>Just starting to learn Java</text:p>
          </table:table-cell>
        </table:table-row>
        <table:table-row table:style-name="ro1">
          <table:table-cell office:value-type="float" office:value="678123767">
            <text:p>6781237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6.90547822328">
            <text:p>6,91</text:p>
          </table:table-cell>
          <table:table-cell office:value-type="float" office:value="6.57146090521">
            <text:p>6,57</text:p>
          </table:table-cell>
          <table:table-cell office:value-type="float" office:value="4.64485692631">
            <text:p>4,64</text:p>
          </table:table-cell>
          <table:table-cell office:value-type="float" office:value="4.37248340791">
            <text:p>4,37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va learner</text:p>
          </table:table-cell>
          <table:table-cell office:value-type="string">
            <text:p>Knows basic concepts and can program</text:p>
          </table:table-cell>
        </table:table-row>
        <table:table-row table:style-name="ro1">
          <table:table-cell office:value-type="float" office:value="100002069211657">
            <text:p>10000206921165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24.6464243524">
            <text:p>24,65</text:p>
          </table:table-cell>
          <table:table-cell office:value-type="float" office:value="15.8161944588">
            <text:p>15,82</text:p>
          </table:table-cell>
          <table:table-cell/>
          <table:table-cell office:value-type="float" office:value="3">
            <text:p>3</text:p>
          </table:table-cell>
          <table:table-cell office:value-type="string">
            <text:p>Java user</text:p>
          </table:table-cell>
          <table:table-cell office:value-type="string">
            <text:p>Knows advanced Java. Can program relativy well</text:p>
          </table:table-cell>
        </table:table-row>
        <table:table-row table:style-name="ro1">
          <table:table-cell office:value-type="float" office:value="100004360454148">
            <text:p>10000436045414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.5063055253">
            <text:p>7,51</text:p>
          </table:table-cell>
          <table:table-cell office:value-type="float" office:value="6.78388941037">
            <text:p>6,78</text:p>
          </table:table-cell>
          <table:table-cell office:value-type="float" office:value="5.61357046968">
            <text:p>5,61</text:p>
          </table:table-cell>
          <table:table-cell office:value-type="float" office:value="4.47152453364">
            <text:p>4,47</text:p>
          </table:table-cell>
          <table:table-cell/>
          <table:table-cell office:value-type="float" office:value="4">
            <text:p>4</text:p>
          </table:table-cell>
          <table:table-cell office:value-type="string">
            <text:p>Java profissiomal</text:p>
          </table:table-cell>
          <table:table-cell office:value-type="string">
            <text:p>Can answer all or most Java concept. </text:p>
          </table:table-cell>
        </table:table-row>
        <table:table-row table:style-name="ro1">
          <table:table-cell office:value-type="float" office:value="100002241920128">
            <text:p>10000224192012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4.13919453338">
            <text:p>4,14</text:p>
          </table:table-cell>
          <table:table-cell office:value-type="float" office:value="3.42302689833">
            <text:p>3,42</text:p>
          </table:table-cell>
          <table:table-cell/>
          <table:table-cell office:value-type="float" office:value="4">
            <text:p>4</text:p>
          </table:table-cell>
          <table:table-cell office:value-type="string">
            <text:p>Top Java expert</text:p>
          </table:table-cell>
          <table:table-cell office:value-type="string">
            <text:p>Knows the core Java theory and related advanced topics deeply</text:p>
          </table:table-cell>
        </table:table-row>
        <table:table-row table:style-name="ro1">
          <table:table-cell office:value-type="float" office:value="1094903115">
            <text:p>109490311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table:number-columns-repeated="2" office:value-type="float" office:value="2.40396185591">
            <text:p>2,4</text:p>
          </table:table-cell>
          <table:table-cell table:number-columns-repeated="4"/>
        </table:table-row>
        <table:table-row table:style-name="ro1">
          <table:table-cell office:value-type="float" office:value="594758096">
            <text:p>59475809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table:number-columns-repeated="2" office:value-type="float" office:value="19.6769773038">
            <text:p>19,68</text:p>
          </table:table-cell>
          <table:table-cell/>
          <table:table-cell table:style-name="ce1" office:value-type="string">
            <text:p>Correlações Esttatísticas</text:p>
          </table:table-cell>
          <table:table-cell table:number-columns-repeated="2"/>
        </table:table-row>
        <table:table-row table:style-name="ro1">
          <table:table-cell office:value-type="float" office:value="100000095791897">
            <text:p>10000009579189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1.0597431593">
            <text:p>11,06</text:p>
          </table:table-cell>
          <table:table-cell office:value-type="float" office:value="11.042861169">
            <text:p>11,04</text:p>
          </table:table-cell>
          <table:table-cell office:value-type="float" office:value="25.0490350572">
            <text:p>25,05</text:p>
          </table:table-cell>
          <table:table-cell office:value-type="float" office:value="23.6217644025">
            <text:p>23,62</text:p>
          </table:table-cell>
          <table:table-cell/>
          <table:table-cell office:value-type="string">
            <text:p>HR X Indegree</text:p>
          </table:table-cell>
          <table:table-cell table:formula="of:=CORREL([.B2:.B51];[.C2:.C51])" office:value-type="float" office:value="0.800637415298382">
            <text:p>0,8</text:p>
          </table:table-cell>
          <table:table-cell/>
        </table:table-row>
        <table:table-row table:style-name="ro1">
          <table:table-cell office:value-type="float" office:value="1222191060">
            <text:p>122219106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3.91825411757">
            <text:p>3,92</text:p>
          </table:table-cell>
          <table:table-cell office:value-type="float" office:value="2.98108948692">
            <text:p>2,98</text:p>
          </table:table-cell>
          <table:table-cell/>
          <table:table-cell office:value-type="string">
            <text:p>HR X Answer Num</text:p>
          </table:table-cell>
          <table:table-cell table:formula="of:=CORREL([.B2:.B51];[.D2:.D51])" office:value-type="float" office:value="0.76344844635681">
            <text:p>0,76</text:p>
          </table:table-cell>
          <table:table-cell/>
        </table:table-row>
        <table:table-row table:style-name="ro1">
          <table:table-cell office:value-type="float" office:value="738100001">
            <text:p>73810000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table:number-columns-repeated="2" office:value-type="float" office:value="2.40396185591">
            <text:p>2,4</text:p>
          </table:table-cell>
          <table:table-cell/>
          <table:table-cell office:value-type="string">
            <text:p>HR X Like</text:p>
          </table:table-cell>
          <table:table-cell table:formula="of:=CORREL([.B2:.B51];[.E2:.E51])" office:value-type="float" office:value="0.395063140370641">
            <text:p>0,4</text:p>
          </table:table-cell>
          <table:table-cell/>
        </table:table-row>
        <table:table-row table:style-name="ro1">
          <table:table-cell office:value-type="float" office:value="100000847118027">
            <text:p>10000084711802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8.50434261259">
            <text:p>8,5</text:p>
          </table:table-cell>
          <table:table-cell office:value-type="float" office:value="4.85598053604">
            <text:p>4,86</text:p>
          </table:table-cell>
          <table:table-cell/>
          <table:table-cell office:value-type="string">
            <text:p>HR X Page Rank Direcionado Sem Peso</text:p>
          </table:table-cell>
          <table:table-cell table:formula="of:=CORREL([.B2:.B51];[.F2:.F51])" office:value-type="float" office:value="0.682013095910963">
            <text:p>0,68</text:p>
          </table:table-cell>
          <table:table-cell/>
        </table:table-row>
        <table:table-row table:style-name="ro1">
          <table:table-cell office:value-type="float" office:value="100000554967234">
            <text:p>10000055496723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00110478176">
            <text:p>7</text:p>
          </table:table-cell>
          <table:table-cell office:value-type="float" office:value="6.61037879929">
            <text:p>6,61</text:p>
          </table:table-cell>
          <table:table-cell office:value-type="float" office:value="4.1029338737">
            <text:p>4,1</text:p>
          </table:table-cell>
          <table:table-cell office:value-type="float" office:value="3.42499278121">
            <text:p>3,42</text:p>
          </table:table-cell>
          <table:table-cell/>
          <table:table-cell office:value-type="string">
            <text:p>HR X Page Rank Direcionado Com Peso</text:p>
          </table:table-cell>
          <table:table-cell table:formula="of:=CORREL([.B2:.B51];[.G2:.G51])" office:value-type="float" office:value="0.718466544997324">
            <text:p>0,72</text:p>
          </table:table-cell>
          <table:table-cell/>
        </table:table-row>
        <table:table-row table:style-name="ro1">
          <table:table-cell office:value-type="float" office:value="1559874169">
            <text:p>155987416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table:number-columns-repeated="2" office:value-type="float" office:value="2.40396185591">
            <text:p>2,4</text:p>
          </table:table-cell>
          <table:table-cell/>
          <table:table-cell office:value-type="string">
            <text:p>HR X Page Rank Nao Direcionado Sem Peso</text:p>
          </table:table-cell>
          <table:table-cell table:formula="of:=CORREL([.B2:.B51];[.H2:.H51])" office:value-type="float" office:value="0.385882899900191">
            <text:p>0,39</text:p>
          </table:table-cell>
          <table:table-cell/>
        </table:table-row>
        <table:table-row table:style-name="ro1">
          <table:table-cell office:value-type="float" office:value="1120815259">
            <text:p>112081525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3.95355661601">
            <text:p>3,95</text:p>
          </table:table-cell>
          <table:table-cell office:value-type="float" office:value="3.02144358716">
            <text:p>3,02</text:p>
          </table:table-cell>
          <table:table-cell/>
          <table:table-cell office:value-type="string">
            <text:p>HR X Page Rank Nao Direcionado Com Peso</text:p>
          </table:table-cell>
          <table:table-cell table:formula="of:=CORREL([.B2:.B51];[.I2:.I51])" office:value-type="float" office:value="0.354420478633614">
            <text:p>0,35</text:p>
          </table:table-cell>
          <table:table-cell/>
        </table:table-row>
        <table:table-row table:style-name="ro1">
          <table:table-cell office:value-type="float" office:value="100001728478185">
            <text:p>10000172847818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10.6911217587">
            <text:p>10,69</text:p>
          </table:table-cell>
          <table:table-cell office:value-type="float" office:value="7.08351941412">
            <text:p>7,08</text:p>
          </table:table-cell>
          <table:table-cell table:number-columns-repeated="4"/>
        </table:table-row>
        <table:table-row table:style-name="ro1">
          <table:table-cell office:value-type="float" office:value="778535981">
            <text:p>77853598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14.0301092415">
            <text:p>14,03</text:p>
          </table:table-cell>
          <table:table-cell office:value-type="float" office:value="17.3361133941">
            <text:p>17,34</text:p>
          </table:table-cell>
          <table:table-cell table:number-columns-repeated="4"/>
        </table:table-row>
        <table:table-row table:style-name="ro1">
          <table:table-cell office:value-type="float" office:value="1325755394">
            <text:p>132575539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.3872796523">
            <text:p>12,39</text:p>
          </table:table-cell>
          <table:table-cell office:value-type="float" office:value="10.4176552803">
            <text:p>10,42</text:p>
          </table:table-cell>
          <table:table-cell office:value-type="float" office:value="11.3856646828">
            <text:p>11,39</text:p>
          </table:table-cell>
          <table:table-cell office:value-type="float" office:value="8.37762065025">
            <text:p>8,38</text:p>
          </table:table-cell>
          <table:table-cell table:number-columns-repeated="4"/>
        </table:table-row>
        <table:table-row table:style-name="ro1">
          <table:table-cell office:value-type="float" office:value="583543782">
            <text:p>58354378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8.4752855607">
            <text:p>28,48</text:p>
          </table:table-cell>
          <table:table-cell office:value-type="float" office:value="26.2160397191">
            <text:p>26,22</text:p>
          </table:table-cell>
          <table:table-cell office:value-type="float" office:value="15.0486018533">
            <text:p>15,05</text:p>
          </table:table-cell>
          <table:table-cell office:value-type="float" office:value="13.8535215313">
            <text:p>13,85</text:p>
          </table:table-cell>
          <table:table-cell/>
          <table:table-cell office:value-type="string">
            <text:p>Conclusão: Medidas mais simples são melhores</text:p>
          </table:table-cell>
          <table:table-cell table:number-columns-repeated="2"/>
        </table:table-row>
        <table:table-row table:style-name="ro1">
          <table:table-cell office:value-type="float" office:value="100000132246191">
            <text:p>10000013224619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82350946078">
            <text:p>7,82</text:p>
          </table:table-cell>
          <table:table-cell office:value-type="float" office:value="7.13889741518">
            <text:p>7,14</text:p>
          </table:table-cell>
          <table:table-cell office:value-type="float" office:value="4.03387418387">
            <text:p>4,03</text:p>
          </table:table-cell>
          <table:table-cell office:value-type="float" office:value="3.27564888654">
            <text:p>3,28</text:p>
          </table:table-cell>
          <table:table-cell table:number-columns-repeated="4"/>
        </table:table-row>
        <table:table-row table:style-name="ro1">
          <table:table-cell office:value-type="float" office:value="503786952">
            <text:p>50378695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5.46784887766">
            <text:p>5,47</text:p>
          </table:table-cell>
          <table:table-cell office:value-type="float" office:value="5.32995411118">
            <text:p>5,33</text:p>
          </table:table-cell>
          <table:table-cell table:number-columns-repeated="4"/>
        </table:table-row>
        <table:table-row table:style-name="ro1">
          <table:table-cell office:value-type="float" office:value="100002220560347">
            <text:p>1000022205603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6.60156003745">
            <text:p>6,6</text:p>
          </table:table-cell>
          <table:table-cell office:value-type="float" office:value="4.20215416547">
            <text:p>4,2</text:p>
          </table:table-cell>
          <table:table-cell table:number-columns-repeated="4"/>
        </table:table-row>
        <table:table-row table:style-name="ro1">
          <table:table-cell office:value-type="float" office:value="100000309022346">
            <text:p>100000309022346</text:p>
          </table:table-cell>
          <table:table-cell table:number-columns-repeated="4" office:value-type="float" office:value="1">
            <text:p>1</text:p>
          </table:table-cell>
          <table:table-cell office:value-type="float" office:value="7.39659185758">
            <text:p>7,4</text:p>
          </table:table-cell>
          <table:table-cell office:value-type="float" office:value="7.01737575129">
            <text:p>7,02</text:p>
          </table:table-cell>
          <table:table-cell office:value-type="float" office:value="4.14451226113">
            <text:p>4,14</text:p>
          </table:table-cell>
          <table:table-cell office:value-type="float" office:value="3.43010515133">
            <text:p>3,43</text:p>
          </table:table-cell>
          <table:table-cell table:number-columns-repeated="4"/>
        </table:table-row>
        <table:table-row table:style-name="ro1">
          <table:table-cell office:value-type="float" office:value="1104080268">
            <text:p>11040802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1572781071">
            <text:p>7,16</text:p>
          </table:table-cell>
          <table:table-cell office:value-type="float" office:value="6.54882101201">
            <text:p>6,55</text:p>
          </table:table-cell>
          <table:table-cell office:value-type="float" office:value="4.37056223009">
            <text:p>4,37</text:p>
          </table:table-cell>
          <table:table-cell office:value-type="float" office:value="3.30629802786">
            <text:p>3,31</text:p>
          </table:table-cell>
          <table:table-cell table:number-columns-repeated="4"/>
        </table:table-row>
        <table:table-row table:style-name="ro1">
          <table:table-cell office:value-type="float" office:value="1655433491">
            <text:p>165543349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7.35596398515">
            <text:p>7,36</text:p>
          </table:table-cell>
          <table:table-cell office:value-type="float" office:value="7.24142035857">
            <text:p>7,24</text:p>
          </table:table-cell>
          <table:table-cell office:value-type="float" office:value="4.84350211407">
            <text:p>4,84</text:p>
          </table:table-cell>
          <table:table-cell office:value-type="float" office:value="5.16836821981">
            <text:p>5,17</text:p>
          </table:table-cell>
          <table:table-cell table:number-columns-repeated="4"/>
        </table:table-row>
        <table:table-row table:style-name="ro1">
          <table:table-cell office:value-type="float" office:value="100000246177569">
            <text:p>100000246177569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.2454744037">
            <text:p>10,25</text:p>
          </table:table-cell>
          <table:table-cell office:value-type="float" office:value="8.56796548849">
            <text:p>8,57</text:p>
          </table:table-cell>
          <table:table-cell office:value-type="float" office:value="14.7123133256">
            <text:p>14,71</text:p>
          </table:table-cell>
          <table:table-cell office:value-type="float" office:value="12.5524707461">
            <text:p>12,55</text:p>
          </table:table-cell>
          <table:table-cell table:number-columns-repeated="4"/>
        </table:table-row>
        <table:table-row table:style-name="ro1">
          <table:table-cell office:value-type="float" office:value="503499379">
            <text:p>50349937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table:number-columns-repeated="2" office:value-type="float" office:value="2.40396185591">
            <text:p>2,4</text:p>
          </table:table-cell>
          <table:table-cell table:number-columns-repeated="4"/>
        </table:table-row>
        <table:table-row table:style-name="ro1">
          <table:table-cell office:value-type="float" office:value="787540648">
            <text:p>78754064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table:number-columns-repeated="2" office:value-type="float" office:value="2.40396185591">
            <text:p>2,4</text:p>
          </table:table-cell>
          <table:table-cell table:number-columns-repeated="4"/>
        </table:table-row>
        <table:table-row table:style-name="ro1">
          <table:table-cell office:value-type="float" office:value="100002273858886">
            <text:p>100002273858886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.428031864">
            <text:p>10,43</text:p>
          </table:table-cell>
          <table:table-cell office:value-type="float" office:value="9.89878376203">
            <text:p>9,9</text:p>
          </table:table-cell>
          <table:table-cell office:value-type="float" office:value="30.0771963251">
            <text:p>30,08</text:p>
          </table:table-cell>
          <table:table-cell office:value-type="float" office:value="39.9181667715">
            <text:p>39,92</text:p>
          </table:table-cell>
          <table:table-cell table:number-columns-repeated="4"/>
        </table:table-row>
        <table:table-row table:style-name="ro1">
          <table:table-cell office:value-type="float" office:value="1784446626">
            <text:p>1784446626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01003770425">
            <text:p>7,01</text:p>
          </table:table-cell>
          <table:table-cell office:value-type="float" office:value="6.48451081962">
            <text:p>6,48</text:p>
          </table:table-cell>
          <table:table-cell office:value-type="float" office:value="3.82450369487">
            <text:p>3,82</text:p>
          </table:table-cell>
          <table:table-cell office:value-type="float" office:value="2.99044865292">
            <text:p>2,99</text:p>
          </table:table-cell>
          <table:table-cell table:number-columns-repeated="4"/>
        </table:table-row>
        <table:table-row table:style-name="ro1">
          <table:table-cell office:value-type="float" office:value="100003259641811">
            <text:p>1000032596418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2.2527729072">
            <text:p>12,25</text:p>
          </table:table-cell>
          <table:table-cell office:value-type="float" office:value="12.1894063744">
            <text:p>12,19</text:p>
          </table:table-cell>
          <table:table-cell office:value-type="float" office:value="15.6605881483">
            <text:p>15,66</text:p>
          </table:table-cell>
          <table:table-cell office:value-type="float" office:value="15.750632263">
            <text:p>15,75</text:p>
          </table:table-cell>
          <table:table-cell table:number-columns-repeated="4"/>
        </table:table-row>
        <table:table-row table:style-name="ro1">
          <table:table-cell office:value-type="float" office:value="1015179002">
            <text:p>1015179002</text:p>
          </table:table-cell>
          <table:table-cell office:value-type="float" office:value="1">
            <text:p>1</text:p>
          </table:table-cell>
          <table:table-cell table:number-columns-repeated="3" office:value-type="float" office:value="-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table:number-columns-repeated="2" office:value-type="float" office:value="2.40396185591">
            <text:p>2,4</text:p>
          </table:table-cell>
          <table:table-cell table:number-columns-repeated="4"/>
        </table:table-row>
        <table:table-row table:style-name="ro1">
          <table:table-cell office:value-type="float" office:value="547253028">
            <text:p>5472530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9.8825193088">
            <text:p>19,88</text:p>
          </table:table-cell>
          <table:table-cell office:value-type="float" office:value="16.5974319423">
            <text:p>16,6</text:p>
          </table:table-cell>
          <table:table-cell office:value-type="float" office:value="15.9008771653">
            <text:p>15,9</text:p>
          </table:table-cell>
          <table:table-cell office:value-type="float" office:value="13.1572439637">
            <text:p>13,16</text:p>
          </table:table-cell>
          <table:table-cell table:number-columns-repeated="4"/>
        </table:table-row>
        <table:table-row table:style-name="ro1">
          <table:table-cell office:value-type="float" office:value="1082018709">
            <text:p>1082018709</text:p>
          </table:table-cell>
          <table:table-cell table:number-columns-repeated="4" office:value-type="float" office:value="1">
            <text:p>1</text:p>
          </table:table-cell>
          <table:table-cell office:value-type="float" office:value="7.65947691597">
            <text:p>7,66</text:p>
          </table:table-cell>
          <table:table-cell office:value-type="float" office:value="6.83254441994">
            <text:p>6,83</text:p>
          </table:table-cell>
          <table:table-cell office:value-type="float" office:value="6.44849569174">
            <text:p>6,45</text:p>
          </table:table-cell>
          <table:table-cell office:value-type="float" office:value="4.81303469246">
            <text:p>4,81</text:p>
          </table:table-cell>
          <table:table-cell table:number-columns-repeated="4"/>
        </table:table-row>
        <table:table-row table:style-name="ro1">
          <table:table-cell office:value-type="float" office:value="100003759628183">
            <text:p>10000375962818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2.8417895509">
            <text:p>22,84</text:p>
          </table:table-cell>
          <table:table-cell office:value-type="float" office:value="13.9338964307">
            <text:p>13,93</text:p>
          </table:table-cell>
          <table:table-cell office:value-type="float" office:value="60.0584632879">
            <text:p>60,06</text:p>
          </table:table-cell>
          <table:table-cell office:value-type="float" office:value="68.8139990481">
            <text:p>68,81</text:p>
          </table:table-cell>
          <table:table-cell table:number-columns-repeated="4"/>
        </table:table-row>
        <table:table-row table:style-name="ro1">
          <table:table-cell office:value-type="float" office:value="100005401593847">
            <text:p>100005401593847</text:p>
          </table:table-cell>
          <table:table-cell office:value-type="float" office:value="1">
            <text:p>1</text:p>
          </table:table-cell>
          <table:table-cell table:number-columns-repeated="2" office:value-type="float" office:value="-0">
            <text:p>0</text:p>
          </table:table-cell>
          <table:table-cell office:value-type="float" office:value="3">
            <text:p>3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5.5699033781">
            <text:p>5,57</text:p>
          </table:table-cell>
          <table:table-cell office:value-type="float" office:value="3.71190738005">
            <text:p>3,71</text:p>
          </table:table-cell>
          <table:table-cell table:number-columns-repeated="4"/>
        </table:table-row>
        <table:table-row table:style-name="ro1">
          <table:table-cell office:value-type="float" office:value="100000880214877">
            <text:p>10000088021487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.3505833592">
            <text:p>12,35</text:p>
          </table:table-cell>
          <table:table-cell office:value-type="float" office:value="9.15101867739">
            <text:p>9,15</text:p>
          </table:table-cell>
          <table:table-cell office:value-type="float" office:value="24.9755913065">
            <text:p>24,98</text:p>
          </table:table-cell>
          <table:table-cell office:value-type="float" office:value="21.7064709658">
            <text:p>21,71</text:p>
          </table:table-cell>
          <table:table-cell table:number-columns-repeated="4"/>
        </table:table-row>
        <table:table-row table:style-name="ro1">
          <table:table-cell office:value-type="float" office:value="100000417628617">
            <text:p>100000417628617</text:p>
          </table:table-cell>
          <table:table-cell office:value-type="float" office:value="1">
            <text:p>1</text:p>
          </table:table-cell>
          <table:table-cell table:number-columns-repeated="2" office:value-type="float" office:value="-0">
            <text:p>0</text:p>
          </table:table-cell>
          <table:table-cell office:value-type="float" office:value="6">
            <text:p>6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46.675954109">
            <text:p>46,68</text:p>
          </table:table-cell>
          <table:table-cell office:value-type="float" office:value="42.6435290626">
            <text:p>42,64</text:p>
          </table:table-cell>
          <table:table-cell table:number-columns-repeated="4"/>
        </table:table-row>
        <table:table-row table:style-name="ro1">
          <table:table-cell office:value-type="float" office:value="100000175342650">
            <text:p>10000017534265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.24813601833">
            <text:p>9,25</text:p>
          </table:table-cell>
          <table:table-cell office:value-type="float" office:value="7.3301459666">
            <text:p>7,33</text:p>
          </table:table-cell>
          <table:table-cell office:value-type="float" office:value="4.23657417723">
            <text:p>4,24</text:p>
          </table:table-cell>
          <table:table-cell office:value-type="float" office:value="3.38503832915">
            <text:p>3,39</text:p>
          </table:table-cell>
          <table:table-cell table:number-columns-repeated="4"/>
        </table:table-row>
        <table:table-row table:style-name="ro1">
          <table:table-cell office:value-type="float" office:value="1585729145">
            <text:p>1585729145</text:p>
          </table:table-cell>
          <table:table-cell table:number-columns-repeated="4" office:value-type="float" office:value="1">
            <text:p>1</text:p>
          </table:table-cell>
          <table:table-cell office:value-type="float" office:value="7.29248644598">
            <text:p>7,29</text:p>
          </table:table-cell>
          <table:table-cell office:value-type="float" office:value="6.79278679605">
            <text:p>6,79</text:p>
          </table:table-cell>
          <table:table-cell office:value-type="float" office:value="4.57811289617">
            <text:p>4,58</text:p>
          </table:table-cell>
          <table:table-cell office:value-type="float" office:value="3.63079104849">
            <text:p>3,63</text:p>
          </table:table-cell>
          <table:table-cell table:number-columns-repeated="4"/>
        </table:table-row>
        <table:table-row table:style-name="ro1">
          <table:table-cell office:value-type="float" office:value="1288957433">
            <text:p>1288957433</text:p>
          </table:table-cell>
          <table:table-cell office:value-type="float" office:value="1">
            <text:p>1</text:p>
          </table:table-cell>
          <table:table-cell table:number-columns-repeated="3" office:value-type="float" office:value="-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5.46784887766">
            <text:p>5,47</text:p>
          </table:table-cell>
          <table:table-cell office:value-type="float" office:value="4.79318058042">
            <text:p>4,79</text:p>
          </table:table-cell>
          <table:table-cell table:number-columns-repeated="4"/>
        </table:table-row>
        <table:table-row table:style-name="ro1">
          <table:table-cell office:value-type="float" office:value="1428230173">
            <text:p>1428230173</text:p>
          </table:table-cell>
          <table:table-cell office:value-type="float" office:value="1">
            <text:p>1</text:p>
          </table:table-cell>
          <table:table-cell table:number-columns-repeated="3" office:value-type="float" office:value="-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table:number-columns-repeated="2" office:value-type="float" office:value="2.40396185591">
            <text:p>2,4</text:p>
          </table:table-cell>
          <table:table-cell table:number-columns-repeated="4"/>
        </table:table-row>
        <table:table-row table:style-name="ro1">
          <table:table-cell office:value-type="float" office:value="1421527928">
            <text:p>142152792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.6947736763">
            <text:p>12,69</text:p>
          </table:table-cell>
          <table:table-cell office:value-type="float" office:value="9.66550639314">
            <text:p>9,67</text:p>
          </table:table-cell>
          <table:table-cell office:value-type="float" office:value="12.4392419785">
            <text:p>12,44</text:p>
          </table:table-cell>
          <table:table-cell office:value-type="float" office:value="10.5472866176">
            <text:p>10,55</text:p>
          </table:table-cell>
          <table:table-cell table:number-columns-repeated="4"/>
        </table:table-row>
        <table:table-row table:style-name="ro1">
          <table:table-cell office:value-type="float" office:value="1502811817">
            <text:p>15028118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.67967264362">
            <text:p>7,68</text:p>
          </table:table-cell>
          <table:table-cell office:value-type="float" office:value="7.26926371112">
            <text:p>7,27</text:p>
          </table:table-cell>
          <table:table-cell office:value-type="float" office:value="20.1243695526">
            <text:p>20,12</text:p>
          </table:table-cell>
          <table:table-cell office:value-type="float" office:value="20.2723090403">
            <text:p>20,27</text:p>
          </table:table-cell>
          <table:table-cell table:number-columns-repeated="4"/>
        </table:table-row>
        <table:table-row table:style-name="ro1">
          <table:table-cell office:value-type="float" office:value="1458139882">
            <text:p>145813988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1.8280745367">
            <text:p>11,83</text:p>
          </table:table-cell>
          <table:table-cell office:value-type="float" office:value="8.75403672552">
            <text:p>8,75</text:p>
          </table:table-cell>
          <table:table-cell office:value-type="float" office:value="38.613399928">
            <text:p>38,61</text:p>
          </table:table-cell>
          <table:table-cell office:value-type="float" office:value="30.2202394032">
            <text:p>30,22</text:p>
          </table:table-cell>
          <table:table-cell table:number-columns-repeated="4"/>
        </table:table-row>
        <table:table-row table:style-name="ro1">
          <table:table-cell office:value-type="float" office:value="100002590350644">
            <text:p>100002590350644</text:p>
          </table:table-cell>
          <table:table-cell office:value-type="float" office:value="1">
            <text:p>1</text:p>
          </table:table-cell>
          <table:table-cell table:number-columns-repeated="3" office:value-type="float" office:value="-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6.6834518417">
            <text:p>6,68</text:p>
          </table:table-cell>
          <table:table-cell office:value-type="float" office:value="5.3099478276">
            <text:p>5,31</text:p>
          </table:table-cell>
          <table:table-cell table:number-columns-repeated="4"/>
        </table:table-row>
        <table:table-row table:style-name="ro1">
          <table:table-cell office:value-type="float" office:value="100005399611004">
            <text:p>10000539961100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.65603365255">
            <text:p>9,66</text:p>
          </table:table-cell>
          <table:table-cell office:value-type="float" office:value="8.51089413438">
            <text:p>8,51</text:p>
          </table:table-cell>
          <table:table-cell office:value-type="float" office:value="45.488631249">
            <text:p>45,49</text:p>
          </table:table-cell>
          <table:table-cell office:value-type="float" office:value="62.2042530181">
            <text:p>62,2</text:p>
          </table:table-cell>
          <table:table-cell table:number-columns-repeated="4"/>
        </table:table-row>
        <table:table-row table:style-name="ro1">
          <table:table-cell office:value-type="float" office:value="750145481">
            <text:p>750145481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.9039806605">
            <text:p>8,9</text:p>
          </table:table-cell>
          <table:table-cell office:value-type="float" office:value="8.38622423179">
            <text:p>8,39</text:p>
          </table:table-cell>
          <table:table-cell office:value-type="float" office:value="4.7243192509">
            <text:p>4,72</text:p>
          </table:table-cell>
          <table:table-cell office:value-type="float" office:value="4.08816968127">
            <text:p>4,09</text:p>
          </table:table-cell>
          <table:table-cell table:number-columns-repeated="4"/>
        </table:table-row>
        <table:table-row table:style-name="ro1">
          <table:table-cell office:value-type="float" office:value="100001082885921">
            <text:p>10000108288592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39659185758">
            <text:p>7,4</text:p>
          </table:table-cell>
          <table:table-cell office:value-type="float" office:value="7.01737575129">
            <text:p>7,02</text:p>
          </table:table-cell>
          <table:table-cell office:value-type="float" office:value="8.41540863337">
            <text:p>8,42</text:p>
          </table:table-cell>
          <table:table-cell office:value-type="float" office:value="5.77788046833">
            <text:p>5,78</text:p>
          </table:table-cell>
          <table:table-cell table:number-columns-repeated="4"/>
        </table:table-row>
        <table:table-row table:style-name="ro1">
          <table:table-cell office:value-type="float" office:value="1485265707">
            <text:p>148526570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87153013356">
            <text:p>6,87</text:p>
          </table:table-cell>
          <table:table-cell office:value-type="float" office:value="6.46127020564">
            <text:p>6,46</text:p>
          </table:table-cell>
          <table:table-cell office:value-type="float" office:value="4.08698382916">
            <text:p>4,09</text:p>
          </table:table-cell>
          <table:table-cell office:value-type="float" office:value="3.09552178833">
            <text:p>3,1</text:p>
          </table:table-cell>
          <table:table-cell table:number-columns-repeated="4"/>
        </table:table-row>
        <table:table-row table:style-name="ro1">
          <table:table-cell office:value-type="float" office:value="1002969966">
            <text:p>100296996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8.3196497711">
            <text:p>28,32</text:p>
          </table:table-cell>
          <table:table-cell office:value-type="float" office:value="24.5050076933">
            <text:p>24,51</text:p>
          </table:table-cell>
          <table:table-cell office:value-type="float" office:value="65.6007150262">
            <text:p>65,6</text:p>
          </table:table-cell>
          <table:table-cell office:value-type="float" office:value="42.3006348988">
            <text:p>42,3</text:p>
          </table:table-cell>
          <table:table-cell table:number-columns-repeated="4"/>
        </table:table-row>
      </table:table>
      <table:table table:name=" Page Rank Direcionado Sem Peso" table:style-name="ta1">
        <table:table-column table:style-name="co4" table:default-cell-style-name="Default"/>
        <table:table-column table:style-name="co15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<text:s/>HR </text:p>
          </table:table-cell>
          <table:table-cell office:value-type="string">
            <text:p><text:s/>Page Rank Dirigido Sem Peso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.6450961086">
            <text:p>14,6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90547822328">
            <text:p>6,91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5063055253">
            <text:p>7,51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.0597431593">
            <text:p>11,06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00110478176">
            <text:p>7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.3872796523">
            <text:p>12,39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.4752855607">
            <text:p>28,4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82350946078">
            <text:p>7,8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39659185758">
            <text:p>7,4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1572781071">
            <text:p>7,16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35596398515">
            <text:p>7,36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.2454744037">
            <text:p>10,2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.428031864">
            <text:p>10,43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01003770425">
            <text:p>7,0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.2527729072">
            <text:p>12,25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.8825193088">
            <text:p>19,8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65947691597">
            <text:p>7,66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.8417895509">
            <text:p>22,8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.3505833592">
            <text:p>12,35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.24813601833">
            <text:p>9,25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29248644598">
            <text:p>7,29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.6947736763">
            <text:p>12,6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67967264362">
            <text:p>7,6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.8280745367">
            <text:p>11,83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.65603365255">
            <text:p>9,66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9039806605">
            <text:p>8,9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39659185758">
            <text:p>7,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87153013356">
            <text:p>6,8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.3196497711">
            <text:p>28,32</text:p>
          </table:table-cell>
          <table:table-cell table:number-columns-repeated="3"/>
        </table:table-row>
      </table:table>
      <table:table table:name="Page Rank Direcionado Com Peso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<text:s/>Page Rank Dirigido Com Peso</text:p>
          </table:table-cell>
        </table:table-row>
        <table:table-row table:style-name="ro1">
          <table:table-cell office:value-type="float" office:value="100002340032345">
            <text:p>100002340032345</text:p>
          </table:table-cell>
          <table:table-cell office:value-type="float" office:value="17.179475589">
            <text:p>17,18</text:p>
          </table:table-cell>
        </table:table-row>
        <table:table-row table:style-name="ro1">
          <table:table-cell office:value-type="float" office:value="678123767">
            <text:p>678123767</text:p>
          </table:table-cell>
          <table:table-cell office:value-type="float" office:value="6.57146090521">
            <text:p>6,57</text:p>
          </table:table-cell>
        </table:table-row>
        <table:table-row table:style-name="ro1">
          <table:table-cell office:value-type="float" office:value="100002069211657">
            <text:p>100002069211657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4360454148">
            <text:p>100004360454148</text:p>
          </table:table-cell>
          <table:table-cell office:value-type="float" office:value="6.78388941037">
            <text:p>6,78</text:p>
          </table:table-cell>
        </table:table-row>
        <table:table-row table:style-name="ro1">
          <table:table-cell office:value-type="float" office:value="100002241920128">
            <text:p>100002241920128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94903115">
            <text:p>1094903115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594758096">
            <text:p>594758096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0095791897">
            <text:p>100000095791897</text:p>
          </table:table-cell>
          <table:table-cell office:value-type="float" office:value="11.042861169">
            <text:p>11,04</text:p>
          </table:table-cell>
        </table:table-row>
        <table:table-row table:style-name="ro1">
          <table:table-cell office:value-type="float" office:value="1222191060">
            <text:p>1222191060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738100001">
            <text:p>738100001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0847118027">
            <text:p>100000847118027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0554967234">
            <text:p>100000554967234</text:p>
          </table:table-cell>
          <table:table-cell office:value-type="float" office:value="6.61037879929">
            <text:p>6,61</text:p>
          </table:table-cell>
        </table:table-row>
        <table:table-row table:style-name="ro1">
          <table:table-cell office:value-type="float" office:value="1559874169">
            <text:p>1559874169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120815259">
            <text:p>1120815259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1728478185">
            <text:p>100001728478185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778535981">
            <text:p>778535981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325755394">
            <text:p>1325755394</text:p>
          </table:table-cell>
          <table:table-cell office:value-type="float" office:value="10.4176552803">
            <text:p>10,42</text:p>
          </table:table-cell>
        </table:table-row>
        <table:table-row table:style-name="ro1">
          <table:table-cell office:value-type="float" office:value="583543782">
            <text:p>583543782</text:p>
          </table:table-cell>
          <table:table-cell office:value-type="float" office:value="26.2160397191">
            <text:p>26,22</text:p>
          </table:table-cell>
        </table:table-row>
        <table:table-row table:style-name="ro1">
          <table:table-cell office:value-type="float" office:value="100000132246191">
            <text:p>100000132246191</text:p>
          </table:table-cell>
          <table:table-cell office:value-type="float" office:value="7.13889741518">
            <text:p>7,14</text:p>
          </table:table-cell>
        </table:table-row>
        <table:table-row table:style-name="ro1">
          <table:table-cell office:value-type="float" office:value="503786952">
            <text:p>503786952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2220560347">
            <text:p>100002220560347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0309022346">
            <text:p>100000309022346</text:p>
          </table:table-cell>
          <table:table-cell office:value-type="float" office:value="7.01737575129">
            <text:p>7,02</text:p>
          </table:table-cell>
        </table:table-row>
        <table:table-row table:style-name="ro1">
          <table:table-cell office:value-type="float" office:value="1104080268">
            <text:p>1104080268</text:p>
          </table:table-cell>
          <table:table-cell office:value-type="float" office:value="6.54882101201">
            <text:p>6,55</text:p>
          </table:table-cell>
        </table:table-row>
        <table:table-row table:style-name="ro1">
          <table:table-cell office:value-type="float" office:value="1655433491">
            <text:p>1655433491</text:p>
          </table:table-cell>
          <table:table-cell office:value-type="float" office:value="7.24142035857">
            <text:p>7,24</text:p>
          </table:table-cell>
        </table:table-row>
        <table:table-row table:style-name="ro1">
          <table:table-cell office:value-type="float" office:value="100000246177569">
            <text:p>100000246177569</text:p>
          </table:table-cell>
          <table:table-cell office:value-type="float" office:value="8.56796548849">
            <text:p>8,57</text:p>
          </table:table-cell>
        </table:table-row>
        <table:table-row table:style-name="ro1">
          <table:table-cell office:value-type="float" office:value="503499379">
            <text:p>503499379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787540648">
            <text:p>787540648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2273858886">
            <text:p>100002273858886</text:p>
          </table:table-cell>
          <table:table-cell office:value-type="float" office:value="9.89878376203">
            <text:p>9,9</text:p>
          </table:table-cell>
        </table:table-row>
        <table:table-row table:style-name="ro1">
          <table:table-cell office:value-type="float" office:value="1784446626">
            <text:p>1784446626</text:p>
          </table:table-cell>
          <table:table-cell office:value-type="float" office:value="6.48451081962">
            <text:p>6,48</text:p>
          </table:table-cell>
        </table:table-row>
        <table:table-row table:style-name="ro1">
          <table:table-cell office:value-type="float" office:value="100003259641811">
            <text:p>100003259641811</text:p>
          </table:table-cell>
          <table:table-cell office:value-type="float" office:value="12.1894063744">
            <text:p>12,19</text:p>
          </table:table-cell>
        </table:table-row>
        <table:table-row table:style-name="ro1">
          <table:table-cell office:value-type="float" office:value="1015179002">
            <text:p>1015179002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547253028">
            <text:p>547253028</text:p>
          </table:table-cell>
          <table:table-cell office:value-type="float" office:value="16.5974319423">
            <text:p>16,6</text:p>
          </table:table-cell>
        </table:table-row>
        <table:table-row table:style-name="ro1">
          <table:table-cell office:value-type="float" office:value="1082018709">
            <text:p>1082018709</text:p>
          </table:table-cell>
          <table:table-cell office:value-type="float" office:value="6.83254441994">
            <text:p>6,83</text:p>
          </table:table-cell>
        </table:table-row>
        <table:table-row table:style-name="ro1">
          <table:table-cell office:value-type="float" office:value="100003759628183">
            <text:p>100003759628183</text:p>
          </table:table-cell>
          <table:table-cell office:value-type="float" office:value="13.9338964307">
            <text:p>13,93</text:p>
          </table:table-cell>
        </table:table-row>
        <table:table-row table:style-name="ro1">
          <table:table-cell office:value-type="float" office:value="100005401593847">
            <text:p>100005401593847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0880214877">
            <text:p>100000880214877</text:p>
          </table:table-cell>
          <table:table-cell office:value-type="float" office:value="9.15101867739">
            <text:p>9,15</text:p>
          </table:table-cell>
        </table:table-row>
        <table:table-row table:style-name="ro1">
          <table:table-cell office:value-type="float" office:value="100000417628617">
            <text:p>100000417628617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0175342650">
            <text:p>100000175342650</text:p>
          </table:table-cell>
          <table:table-cell office:value-type="float" office:value="7.3301459666">
            <text:p>7,33</text:p>
          </table:table-cell>
        </table:table-row>
        <table:table-row table:style-name="ro1">
          <table:table-cell office:value-type="float" office:value="1585729145">
            <text:p>1585729145</text:p>
          </table:table-cell>
          <table:table-cell office:value-type="float" office:value="6.79278679605">
            <text:p>6,79</text:p>
          </table:table-cell>
        </table:table-row>
        <table:table-row table:style-name="ro1">
          <table:table-cell office:value-type="float" office:value="1288957433">
            <text:p>1288957433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428230173">
            <text:p>1428230173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421527928">
            <text:p>1421527928</text:p>
          </table:table-cell>
          <table:table-cell office:value-type="float" office:value="9.66550639314">
            <text:p>9,67</text:p>
          </table:table-cell>
        </table:table-row>
        <table:table-row table:style-name="ro1">
          <table:table-cell office:value-type="float" office:value="1502811817">
            <text:p>1502811817</text:p>
          </table:table-cell>
          <table:table-cell office:value-type="float" office:value="7.26926371112">
            <text:p>7,27</text:p>
          </table:table-cell>
        </table:table-row>
        <table:table-row table:style-name="ro1">
          <table:table-cell office:value-type="float" office:value="1458139882">
            <text:p>1458139882</text:p>
          </table:table-cell>
          <table:table-cell office:value-type="float" office:value="8.75403672552">
            <text:p>8,75</text:p>
          </table:table-cell>
        </table:table-row>
        <table:table-row table:style-name="ro1">
          <table:table-cell office:value-type="float" office:value="100002590350644">
            <text:p>100002590350644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5399611004">
            <text:p>100005399611004</text:p>
          </table:table-cell>
          <table:table-cell office:value-type="float" office:value="8.51089413438">
            <text:p>8,51</text:p>
          </table:table-cell>
        </table:table-row>
        <table:table-row table:style-name="ro1">
          <table:table-cell office:value-type="float" office:value="750145481">
            <text:p>750145481</text:p>
          </table:table-cell>
          <table:table-cell office:value-type="float" office:value="8.38622423179">
            <text:p>8,39</text:p>
          </table:table-cell>
        </table:table-row>
        <table:table-row table:style-name="ro1">
          <table:table-cell office:value-type="float" office:value="100001082885921">
            <text:p>100001082885921</text:p>
          </table:table-cell>
          <table:table-cell office:value-type="float" office:value="7.01737575129">
            <text:p>7,02</text:p>
          </table:table-cell>
        </table:table-row>
        <table:table-row table:style-name="ro1">
          <table:table-cell office:value-type="float" office:value="1485265707">
            <text:p>1485265707</text:p>
          </table:table-cell>
          <table:table-cell office:value-type="float" office:value="6.46127020564">
            <text:p>6,46</text:p>
          </table:table-cell>
        </table:table-row>
        <table:table-row table:style-name="ro1">
          <table:table-cell office:value-type="float" office:value="1002969966">
            <text:p>1002969966</text:p>
          </table:table-cell>
          <table:table-cell office:value-type="float" office:value="24.5050076933">
            <text:p>24,51</text:p>
          </table:table-cell>
        </table:table-row>
      </table:table>
      <table:table table:name="Page Rank Nao Direcionado Sem Peso" table:style-name="ta1">
        <table:table-column table:style-name="co27" table:default-cell-style-name="Default"/>
        <table:table-column table:style-name="co17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<text:s/>Page Rank Nao Direcionado Sem Peso</text:p>
          </table:table-cell>
        </table:table-row>
        <table:table-row table:style-name="ro1">
          <table:table-cell office:value-type="float" office:value="100002340032345">
            <text:p>100002340032345</text:p>
          </table:table-cell>
          <table:table-cell office:value-type="float" office:value="22.1387193234">
            <text:p>22,14</text:p>
          </table:table-cell>
        </table:table-row>
        <table:table-row table:style-name="ro1">
          <table:table-cell office:value-type="float" office:value="678123767">
            <text:p>678123767</text:p>
          </table:table-cell>
          <table:table-cell office:value-type="float" office:value="4.64485692631">
            <text:p>4,64</text:p>
          </table:table-cell>
        </table:table-row>
        <table:table-row table:style-name="ro1">
          <table:table-cell office:value-type="float" office:value="100002069211657">
            <text:p>100002069211657</text:p>
          </table:table-cell>
          <table:table-cell office:value-type="float" office:value="24.6464243524">
            <text:p>24,65</text:p>
          </table:table-cell>
        </table:table-row>
        <table:table-row table:style-name="ro1">
          <table:table-cell office:value-type="float" office:value="100004360454148">
            <text:p>100004360454148</text:p>
          </table:table-cell>
          <table:table-cell office:value-type="float" office:value="5.61357046968">
            <text:p>5,61</text:p>
          </table:table-cell>
        </table:table-row>
        <table:table-row table:style-name="ro1">
          <table:table-cell office:value-type="float" office:value="100002241920128">
            <text:p>100002241920128</text:p>
          </table:table-cell>
          <table:table-cell office:value-type="float" office:value="4.13919453338">
            <text:p>4,14</text:p>
          </table:table-cell>
        </table:table-row>
        <table:table-row table:style-name="ro1">
          <table:table-cell office:value-type="float" office:value="1094903115">
            <text:p>1094903115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594758096">
            <text:p>594758096</text:p>
          </table:table-cell>
          <table:table-cell office:value-type="float" office:value="19.6769773038">
            <text:p>19,68</text:p>
          </table:table-cell>
        </table:table-row>
        <table:table-row table:style-name="ro1">
          <table:table-cell office:value-type="float" office:value="100000095791897">
            <text:p>100000095791897</text:p>
          </table:table-cell>
          <table:table-cell office:value-type="float" office:value="25.0490350572">
            <text:p>25,05</text:p>
          </table:table-cell>
        </table:table-row>
        <table:table-row table:style-name="ro1">
          <table:table-cell office:value-type="float" office:value="1222191060">
            <text:p>1222191060</text:p>
          </table:table-cell>
          <table:table-cell office:value-type="float" office:value="3.91825411757">
            <text:p>3,92</text:p>
          </table:table-cell>
        </table:table-row>
        <table:table-row table:style-name="ro1">
          <table:table-cell office:value-type="float" office:value="738100001">
            <text:p>738100001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100000847118027">
            <text:p>100000847118027</text:p>
          </table:table-cell>
          <table:table-cell office:value-type="float" office:value="8.50434261259">
            <text:p>8,5</text:p>
          </table:table-cell>
        </table:table-row>
        <table:table-row table:style-name="ro1">
          <table:table-cell office:value-type="float" office:value="100000554967234">
            <text:p>100000554967234</text:p>
          </table:table-cell>
          <table:table-cell office:value-type="float" office:value="4.1029338737">
            <text:p>4,1</text:p>
          </table:table-cell>
        </table:table-row>
        <table:table-row table:style-name="ro1">
          <table:table-cell office:value-type="float" office:value="1559874169">
            <text:p>1559874169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1120815259">
            <text:p>1120815259</text:p>
          </table:table-cell>
          <table:table-cell office:value-type="float" office:value="3.95355661601">
            <text:p>3,95</text:p>
          </table:table-cell>
        </table:table-row>
        <table:table-row table:style-name="ro1">
          <table:table-cell office:value-type="float" office:value="100001728478185">
            <text:p>100001728478185</text:p>
          </table:table-cell>
          <table:table-cell office:value-type="float" office:value="10.6911217587">
            <text:p>10,69</text:p>
          </table:table-cell>
        </table:table-row>
        <table:table-row table:style-name="ro1">
          <table:table-cell office:value-type="float" office:value="778535981">
            <text:p>778535981</text:p>
          </table:table-cell>
          <table:table-cell office:value-type="float" office:value="14.0301092415">
            <text:p>14,03</text:p>
          </table:table-cell>
        </table:table-row>
        <table:table-row table:style-name="ro1">
          <table:table-cell office:value-type="float" office:value="1325755394">
            <text:p>1325755394</text:p>
          </table:table-cell>
          <table:table-cell office:value-type="float" office:value="11.3856646828">
            <text:p>11,39</text:p>
          </table:table-cell>
        </table:table-row>
        <table:table-row table:style-name="ro1">
          <table:table-cell office:value-type="float" office:value="583543782">
            <text:p>583543782</text:p>
          </table:table-cell>
          <table:table-cell office:value-type="float" office:value="15.0486018533">
            <text:p>15,05</text:p>
          </table:table-cell>
        </table:table-row>
        <table:table-row table:style-name="ro1">
          <table:table-cell office:value-type="float" office:value="100000132246191">
            <text:p>100000132246191</text:p>
          </table:table-cell>
          <table:table-cell office:value-type="float" office:value="4.03387418387">
            <text:p>4,03</text:p>
          </table:table-cell>
        </table:table-row>
        <table:table-row table:style-name="ro1">
          <table:table-cell office:value-type="float" office:value="503786952">
            <text:p>503786952</text:p>
          </table:table-cell>
          <table:table-cell office:value-type="float" office:value="5.46784887766">
            <text:p>5,47</text:p>
          </table:table-cell>
        </table:table-row>
        <table:table-row table:style-name="ro1">
          <table:table-cell office:value-type="float" office:value="100002220560347">
            <text:p>100002220560347</text:p>
          </table:table-cell>
          <table:table-cell office:value-type="float" office:value="6.60156003745">
            <text:p>6,6</text:p>
          </table:table-cell>
        </table:table-row>
        <table:table-row table:style-name="ro1">
          <table:table-cell office:value-type="float" office:value="100000309022346">
            <text:p>100000309022346</text:p>
          </table:table-cell>
          <table:table-cell office:value-type="float" office:value="4.14451226113">
            <text:p>4,14</text:p>
          </table:table-cell>
        </table:table-row>
        <table:table-row table:style-name="ro1">
          <table:table-cell office:value-type="float" office:value="1104080268">
            <text:p>1104080268</text:p>
          </table:table-cell>
          <table:table-cell office:value-type="float" office:value="4.37056223009">
            <text:p>4,37</text:p>
          </table:table-cell>
        </table:table-row>
        <table:table-row table:style-name="ro1">
          <table:table-cell office:value-type="float" office:value="1655433491">
            <text:p>1655433491</text:p>
          </table:table-cell>
          <table:table-cell office:value-type="float" office:value="4.84350211407">
            <text:p>4,84</text:p>
          </table:table-cell>
        </table:table-row>
        <table:table-row table:style-name="ro1">
          <table:table-cell office:value-type="float" office:value="100000246177569">
            <text:p>100000246177569</text:p>
          </table:table-cell>
          <table:table-cell office:value-type="float" office:value="14.7123133256">
            <text:p>14,71</text:p>
          </table:table-cell>
        </table:table-row>
        <table:table-row table:style-name="ro1">
          <table:table-cell office:value-type="float" office:value="503499379">
            <text:p>503499379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787540648">
            <text:p>787540648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100002273858886">
            <text:p>100002273858886</text:p>
          </table:table-cell>
          <table:table-cell office:value-type="float" office:value="30.0771963251">
            <text:p>30,08</text:p>
          </table:table-cell>
        </table:table-row>
        <table:table-row table:style-name="ro1">
          <table:table-cell office:value-type="float" office:value="1784446626">
            <text:p>1784446626</text:p>
          </table:table-cell>
          <table:table-cell office:value-type="float" office:value="3.82450369487">
            <text:p>3,82</text:p>
          </table:table-cell>
        </table:table-row>
        <table:table-row table:style-name="ro1">
          <table:table-cell office:value-type="float" office:value="100003259641811">
            <text:p>100003259641811</text:p>
          </table:table-cell>
          <table:table-cell office:value-type="float" office:value="15.6605881483">
            <text:p>15,66</text:p>
          </table:table-cell>
        </table:table-row>
        <table:table-row table:style-name="ro1">
          <table:table-cell office:value-type="float" office:value="1015179002">
            <text:p>1015179002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547253028">
            <text:p>547253028</text:p>
          </table:table-cell>
          <table:table-cell office:value-type="float" office:value="15.9008771653">
            <text:p>15,9</text:p>
          </table:table-cell>
        </table:table-row>
        <table:table-row table:style-name="ro1">
          <table:table-cell office:value-type="float" office:value="1082018709">
            <text:p>1082018709</text:p>
          </table:table-cell>
          <table:table-cell office:value-type="float" office:value="6.44849569174">
            <text:p>6,45</text:p>
          </table:table-cell>
        </table:table-row>
        <table:table-row table:style-name="ro1">
          <table:table-cell office:value-type="float" office:value="100003759628183">
            <text:p>100003759628183</text:p>
          </table:table-cell>
          <table:table-cell office:value-type="float" office:value="60.0584632879">
            <text:p>60,06</text:p>
          </table:table-cell>
        </table:table-row>
        <table:table-row table:style-name="ro1">
          <table:table-cell office:value-type="float" office:value="100005401593847">
            <text:p>100005401593847</text:p>
          </table:table-cell>
          <table:table-cell office:value-type="float" office:value="5.5699033781">
            <text:p>5,57</text:p>
          </table:table-cell>
        </table:table-row>
        <table:table-row table:style-name="ro1">
          <table:table-cell office:value-type="float" office:value="100000880214877">
            <text:p>100000880214877</text:p>
          </table:table-cell>
          <table:table-cell office:value-type="float" office:value="24.9755913065">
            <text:p>24,98</text:p>
          </table:table-cell>
        </table:table-row>
        <table:table-row table:style-name="ro1">
          <table:table-cell office:value-type="float" office:value="100000417628617">
            <text:p>100000417628617</text:p>
          </table:table-cell>
          <table:table-cell office:value-type="float" office:value="46.675954109">
            <text:p>46,68</text:p>
          </table:table-cell>
        </table:table-row>
        <table:table-row table:style-name="ro1">
          <table:table-cell office:value-type="float" office:value="100000175342650">
            <text:p>100000175342650</text:p>
          </table:table-cell>
          <table:table-cell office:value-type="float" office:value="4.23657417723">
            <text:p>4,24</text:p>
          </table:table-cell>
        </table:table-row>
        <table:table-row table:style-name="ro1">
          <table:table-cell office:value-type="float" office:value="1585729145">
            <text:p>1585729145</text:p>
          </table:table-cell>
          <table:table-cell office:value-type="float" office:value="4.57811289617">
            <text:p>4,58</text:p>
          </table:table-cell>
        </table:table-row>
        <table:table-row table:style-name="ro1">
          <table:table-cell office:value-type="float" office:value="1288957433">
            <text:p>1288957433</text:p>
          </table:table-cell>
          <table:table-cell office:value-type="float" office:value="5.46784887766">
            <text:p>5,47</text:p>
          </table:table-cell>
        </table:table-row>
        <table:table-row table:style-name="ro1">
          <table:table-cell office:value-type="float" office:value="1428230173">
            <text:p>1428230173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1421527928">
            <text:p>1421527928</text:p>
          </table:table-cell>
          <table:table-cell office:value-type="float" office:value="12.4392419785">
            <text:p>12,44</text:p>
          </table:table-cell>
        </table:table-row>
        <table:table-row table:style-name="ro1">
          <table:table-cell office:value-type="float" office:value="1502811817">
            <text:p>1502811817</text:p>
          </table:table-cell>
          <table:table-cell office:value-type="float" office:value="20.1243695526">
            <text:p>20,12</text:p>
          </table:table-cell>
        </table:table-row>
        <table:table-row table:style-name="ro1">
          <table:table-cell office:value-type="float" office:value="1458139882">
            <text:p>1458139882</text:p>
          </table:table-cell>
          <table:table-cell office:value-type="float" office:value="38.613399928">
            <text:p>38,61</text:p>
          </table:table-cell>
        </table:table-row>
        <table:table-row table:style-name="ro1">
          <table:table-cell office:value-type="float" office:value="100002590350644">
            <text:p>100002590350644</text:p>
          </table:table-cell>
          <table:table-cell office:value-type="float" office:value="6.6834518417">
            <text:p>6,68</text:p>
          </table:table-cell>
        </table:table-row>
        <table:table-row table:style-name="ro1">
          <table:table-cell office:value-type="float" office:value="100005399611004">
            <text:p>100005399611004</text:p>
          </table:table-cell>
          <table:table-cell office:value-type="float" office:value="45.488631249">
            <text:p>45,49</text:p>
          </table:table-cell>
        </table:table-row>
        <table:table-row table:style-name="ro1">
          <table:table-cell office:value-type="float" office:value="750145481">
            <text:p>750145481</text:p>
          </table:table-cell>
          <table:table-cell office:value-type="float" office:value="4.7243192509">
            <text:p>4,72</text:p>
          </table:table-cell>
        </table:table-row>
        <table:table-row table:style-name="ro1">
          <table:table-cell office:value-type="float" office:value="100001082885921">
            <text:p>100001082885921</text:p>
          </table:table-cell>
          <table:table-cell office:value-type="float" office:value="8.41540863337">
            <text:p>8,42</text:p>
          </table:table-cell>
        </table:table-row>
        <table:table-row table:style-name="ro1">
          <table:table-cell office:value-type="float" office:value="1485265707">
            <text:p>1485265707</text:p>
          </table:table-cell>
          <table:table-cell office:value-type="float" office:value="4.08698382916">
            <text:p>4,09</text:p>
          </table:table-cell>
        </table:table-row>
        <table:table-row table:style-name="ro1">
          <table:table-cell office:value-type="float" office:value="1002969966">
            <text:p>1002969966</text:p>
          </table:table-cell>
          <table:table-cell office:value-type="float" office:value="65.6007150262">
            <text:p>65,6</text:p>
          </table:table-cell>
        </table:table-row>
      </table:table>
      <table:table table:name="Page Rank Nao Direcionado Com Peso" table:style-name="ta1"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<text:s/>Page Rank Nao Direcionado Com Peso</text:p>
          </table:table-cell>
        </table:table-row>
        <table:table-row table:style-name="ro1">
          <table:table-cell office:value-type="float" office:value="100002340032345">
            <text:p>100002340032345</text:p>
          </table:table-cell>
          <table:table-cell office:value-type="float" office:value="23.771599472">
            <text:p>23,77</text:p>
          </table:table-cell>
        </table:table-row>
        <table:table-row table:style-name="ro1">
          <table:table-cell office:value-type="float" office:value="678123767">
            <text:p>678123767</text:p>
          </table:table-cell>
          <table:table-cell office:value-type="float" office:value="4.37248340791">
            <text:p>4,37</text:p>
          </table:table-cell>
        </table:table-row>
        <table:table-row table:style-name="ro1">
          <table:table-cell office:value-type="float" office:value="100002069211657">
            <text:p>100002069211657</text:p>
          </table:table-cell>
          <table:table-cell office:value-type="float" office:value="15.8161944588">
            <text:p>15,82</text:p>
          </table:table-cell>
        </table:table-row>
        <table:table-row table:style-name="ro1">
          <table:table-cell office:value-type="float" office:value="100004360454148">
            <text:p>100004360454148</text:p>
          </table:table-cell>
          <table:table-cell office:value-type="float" office:value="4.47152453364">
            <text:p>4,47</text:p>
          </table:table-cell>
        </table:table-row>
        <table:table-row table:style-name="ro1">
          <table:table-cell office:value-type="float" office:value="100002241920128">
            <text:p>100002241920128</text:p>
          </table:table-cell>
          <table:table-cell office:value-type="float" office:value="3.42302689833">
            <text:p>3,42</text:p>
          </table:table-cell>
        </table:table-row>
        <table:table-row table:style-name="ro1">
          <table:table-cell office:value-type="float" office:value="1094903115">
            <text:p>1094903115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594758096">
            <text:p>594758096</text:p>
          </table:table-cell>
          <table:table-cell office:value-type="float" office:value="19.6769773038">
            <text:p>19,68</text:p>
          </table:table-cell>
        </table:table-row>
        <table:table-row table:style-name="ro1">
          <table:table-cell office:value-type="float" office:value="100000095791897">
            <text:p>100000095791897</text:p>
          </table:table-cell>
          <table:table-cell office:value-type="float" office:value="23.6217644025">
            <text:p>23,62</text:p>
          </table:table-cell>
        </table:table-row>
        <table:table-row table:style-name="ro1">
          <table:table-cell office:value-type="float" office:value="1222191060">
            <text:p>1222191060</text:p>
          </table:table-cell>
          <table:table-cell office:value-type="float" office:value="2.98108948692">
            <text:p>2,98</text:p>
          </table:table-cell>
        </table:table-row>
        <table:table-row table:style-name="ro1">
          <table:table-cell office:value-type="float" office:value="738100001">
            <text:p>738100001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100000847118027">
            <text:p>100000847118027</text:p>
          </table:table-cell>
          <table:table-cell office:value-type="float" office:value="4.85598053604">
            <text:p>4,86</text:p>
          </table:table-cell>
        </table:table-row>
        <table:table-row table:style-name="ro1">
          <table:table-cell office:value-type="float" office:value="100000554967234">
            <text:p>100000554967234</text:p>
          </table:table-cell>
          <table:table-cell office:value-type="float" office:value="3.42499278121">
            <text:p>3,42</text:p>
          </table:table-cell>
        </table:table-row>
        <table:table-row table:style-name="ro1">
          <table:table-cell office:value-type="float" office:value="1559874169">
            <text:p>1559874169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1120815259">
            <text:p>1120815259</text:p>
          </table:table-cell>
          <table:table-cell office:value-type="float" office:value="3.02144358716">
            <text:p>3,02</text:p>
          </table:table-cell>
        </table:table-row>
        <table:table-row table:style-name="ro1">
          <table:table-cell office:value-type="float" office:value="100001728478185">
            <text:p>100001728478185</text:p>
          </table:table-cell>
          <table:table-cell office:value-type="float" office:value="7.08351941412">
            <text:p>7,08</text:p>
          </table:table-cell>
        </table:table-row>
        <table:table-row table:style-name="ro1">
          <table:table-cell office:value-type="float" office:value="778535981">
            <text:p>778535981</text:p>
          </table:table-cell>
          <table:table-cell office:value-type="float" office:value="17.3361133941">
            <text:p>17,34</text:p>
          </table:table-cell>
        </table:table-row>
        <table:table-row table:style-name="ro1">
          <table:table-cell office:value-type="float" office:value="1325755394">
            <text:p>1325755394</text:p>
          </table:table-cell>
          <table:table-cell office:value-type="float" office:value="8.37762065025">
            <text:p>8,38</text:p>
          </table:table-cell>
        </table:table-row>
        <table:table-row table:style-name="ro1">
          <table:table-cell office:value-type="float" office:value="583543782">
            <text:p>583543782</text:p>
          </table:table-cell>
          <table:table-cell office:value-type="float" office:value="13.8535215313">
            <text:p>13,85</text:p>
          </table:table-cell>
        </table:table-row>
        <table:table-row table:style-name="ro1">
          <table:table-cell office:value-type="float" office:value="100000132246191">
            <text:p>100000132246191</text:p>
          </table:table-cell>
          <table:table-cell office:value-type="float" office:value="3.27564888654">
            <text:p>3,28</text:p>
          </table:table-cell>
        </table:table-row>
        <table:table-row table:style-name="ro1">
          <table:table-cell office:value-type="float" office:value="503786952">
            <text:p>503786952</text:p>
          </table:table-cell>
          <table:table-cell office:value-type="float" office:value="5.32995411118">
            <text:p>5,33</text:p>
          </table:table-cell>
        </table:table-row>
        <table:table-row table:style-name="ro1">
          <table:table-cell office:value-type="float" office:value="100002220560347">
            <text:p>100002220560347</text:p>
          </table:table-cell>
          <table:table-cell office:value-type="float" office:value="4.20215416547">
            <text:p>4,2</text:p>
          </table:table-cell>
        </table:table-row>
        <table:table-row table:style-name="ro1">
          <table:table-cell office:value-type="float" office:value="100000309022346">
            <text:p>100000309022346</text:p>
          </table:table-cell>
          <table:table-cell office:value-type="float" office:value="3.43010515133">
            <text:p>3,43</text:p>
          </table:table-cell>
        </table:table-row>
        <table:table-row table:style-name="ro1">
          <table:table-cell office:value-type="float" office:value="1104080268">
            <text:p>1104080268</text:p>
          </table:table-cell>
          <table:table-cell office:value-type="float" office:value="3.30629802786">
            <text:p>3,31</text:p>
          </table:table-cell>
        </table:table-row>
        <table:table-row table:style-name="ro1">
          <table:table-cell office:value-type="float" office:value="1655433491">
            <text:p>1655433491</text:p>
          </table:table-cell>
          <table:table-cell office:value-type="float" office:value="5.16836821981">
            <text:p>5,17</text:p>
          </table:table-cell>
        </table:table-row>
        <table:table-row table:style-name="ro1">
          <table:table-cell office:value-type="float" office:value="100000246177569">
            <text:p>100000246177569</text:p>
          </table:table-cell>
          <table:table-cell office:value-type="float" office:value="12.5524707461">
            <text:p>12,55</text:p>
          </table:table-cell>
        </table:table-row>
        <table:table-row table:style-name="ro1">
          <table:table-cell office:value-type="float" office:value="503499379">
            <text:p>503499379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787540648">
            <text:p>787540648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100002273858886">
            <text:p>100002273858886</text:p>
          </table:table-cell>
          <table:table-cell office:value-type="float" office:value="39.9181667715">
            <text:p>39,92</text:p>
          </table:table-cell>
        </table:table-row>
        <table:table-row table:style-name="ro1">
          <table:table-cell office:value-type="float" office:value="1784446626">
            <text:p>1784446626</text:p>
          </table:table-cell>
          <table:table-cell office:value-type="float" office:value="2.99044865292">
            <text:p>2,99</text:p>
          </table:table-cell>
        </table:table-row>
        <table:table-row table:style-name="ro1">
          <table:table-cell office:value-type="float" office:value="100003259641811">
            <text:p>100003259641811</text:p>
          </table:table-cell>
          <table:table-cell office:value-type="float" office:value="15.750632263">
            <text:p>15,75</text:p>
          </table:table-cell>
        </table:table-row>
        <table:table-row table:style-name="ro1">
          <table:table-cell office:value-type="float" office:value="1015179002">
            <text:p>1015179002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547253028">
            <text:p>547253028</text:p>
          </table:table-cell>
          <table:table-cell office:value-type="float" office:value="13.1572439637">
            <text:p>13,16</text:p>
          </table:table-cell>
        </table:table-row>
        <table:table-row table:style-name="ro1">
          <table:table-cell office:value-type="float" office:value="1082018709">
            <text:p>1082018709</text:p>
          </table:table-cell>
          <table:table-cell office:value-type="float" office:value="4.81303469246">
            <text:p>4,81</text:p>
          </table:table-cell>
        </table:table-row>
        <table:table-row table:style-name="ro1">
          <table:table-cell office:value-type="float" office:value="100003759628183">
            <text:p>100003759628183</text:p>
          </table:table-cell>
          <table:table-cell office:value-type="float" office:value="68.8139990481">
            <text:p>68,81</text:p>
          </table:table-cell>
        </table:table-row>
        <table:table-row table:style-name="ro1">
          <table:table-cell office:value-type="float" office:value="100005401593847">
            <text:p>100005401593847</text:p>
          </table:table-cell>
          <table:table-cell office:value-type="float" office:value="3.71190738005">
            <text:p>3,71</text:p>
          </table:table-cell>
        </table:table-row>
        <table:table-row table:style-name="ro1">
          <table:table-cell office:value-type="float" office:value="100000880214877">
            <text:p>100000880214877</text:p>
          </table:table-cell>
          <table:table-cell office:value-type="float" office:value="21.7064709658">
            <text:p>21,71</text:p>
          </table:table-cell>
        </table:table-row>
        <table:table-row table:style-name="ro1">
          <table:table-cell office:value-type="float" office:value="100000417628617">
            <text:p>100000417628617</text:p>
          </table:table-cell>
          <table:table-cell office:value-type="float" office:value="42.6435290626">
            <text:p>42,64</text:p>
          </table:table-cell>
        </table:table-row>
        <table:table-row table:style-name="ro1">
          <table:table-cell office:value-type="float" office:value="100000175342650">
            <text:p>100000175342650</text:p>
          </table:table-cell>
          <table:table-cell office:value-type="float" office:value="3.38503832915">
            <text:p>3,39</text:p>
          </table:table-cell>
        </table:table-row>
        <table:table-row table:style-name="ro1">
          <table:table-cell office:value-type="float" office:value="1585729145">
            <text:p>1585729145</text:p>
          </table:table-cell>
          <table:table-cell office:value-type="float" office:value="3.63079104849">
            <text:p>3,63</text:p>
          </table:table-cell>
        </table:table-row>
        <table:table-row table:style-name="ro1">
          <table:table-cell office:value-type="float" office:value="1288957433">
            <text:p>1288957433</text:p>
          </table:table-cell>
          <table:table-cell office:value-type="float" office:value="4.79318058042">
            <text:p>4,79</text:p>
          </table:table-cell>
        </table:table-row>
        <table:table-row table:style-name="ro1">
          <table:table-cell office:value-type="float" office:value="1428230173">
            <text:p>1428230173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1421527928">
            <text:p>1421527928</text:p>
          </table:table-cell>
          <table:table-cell office:value-type="float" office:value="10.5472866176">
            <text:p>10,55</text:p>
          </table:table-cell>
        </table:table-row>
        <table:table-row table:style-name="ro1">
          <table:table-cell office:value-type="float" office:value="1502811817">
            <text:p>1502811817</text:p>
          </table:table-cell>
          <table:table-cell office:value-type="float" office:value="20.2723090403">
            <text:p>20,27</text:p>
          </table:table-cell>
        </table:table-row>
        <table:table-row table:style-name="ro1">
          <table:table-cell office:value-type="float" office:value="1458139882">
            <text:p>1458139882</text:p>
          </table:table-cell>
          <table:table-cell office:value-type="float" office:value="30.2202394032">
            <text:p>30,22</text:p>
          </table:table-cell>
        </table:table-row>
        <table:table-row table:style-name="ro1">
          <table:table-cell office:value-type="float" office:value="100002590350644">
            <text:p>100002590350644</text:p>
          </table:table-cell>
          <table:table-cell office:value-type="float" office:value="5.3099478276">
            <text:p>5,31</text:p>
          </table:table-cell>
        </table:table-row>
        <table:table-row table:style-name="ro1">
          <table:table-cell office:value-type="float" office:value="100005399611004">
            <text:p>100005399611004</text:p>
          </table:table-cell>
          <table:table-cell office:value-type="float" office:value="62.2042530181">
            <text:p>62,2</text:p>
          </table:table-cell>
        </table:table-row>
        <table:table-row table:style-name="ro1">
          <table:table-cell office:value-type="float" office:value="750145481">
            <text:p>750145481</text:p>
          </table:table-cell>
          <table:table-cell office:value-type="float" office:value="4.08816968127">
            <text:p>4,09</text:p>
          </table:table-cell>
        </table:table-row>
        <table:table-row table:style-name="ro1">
          <table:table-cell office:value-type="float" office:value="100001082885921">
            <text:p>100001082885921</text:p>
          </table:table-cell>
          <table:table-cell office:value-type="float" office:value="5.77788046833">
            <text:p>5,78</text:p>
          </table:table-cell>
        </table:table-row>
        <table:table-row table:style-name="ro1">
          <table:table-cell office:value-type="float" office:value="1485265707">
            <text:p>1485265707</text:p>
          </table:table-cell>
          <table:table-cell office:value-type="float" office:value="3.09552178833">
            <text:p>3,1</text:p>
          </table:table-cell>
        </table:table-row>
        <table:table-row table:style-name="ro1">
          <table:table-cell office:value-type="float" office:value="1002969966">
            <text:p>1002969966</text:p>
          </table:table-cell>
          <table:table-cell office:value-type="float" office:value="42.3006348988">
            <text:p>42,3</text:p>
          </table:table-cell>
        </table:table-row>
      </table:table>
      <table:database-ranges>
        <table:database-range table:name="__Anonymous_Sheet_DB__0" table:target-range-address="'Freq Indegree x Freq Outdegree'.L1:'Freq Indegree x Freq Outdegree'.N655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0" number:min-integer-digits="0"/>
    </number:number-style>
    <number:number-style style:name="N110P0" style:volatile="true">
      <number:number number:decimal-places="0" number:min-integer-digits="0"/>
    </number:number-style>
    <number:number-style style:name="N110">
      <style:text-properties fo:color="#ff0000"/>
      <number:text>-</number:text>
      <number:number number:decimal-places="0" number:min-integer-digits="0"/>
      <style:map style:condition="value()&gt;=0" style:apply-style-name="N110P0"/>
    </number:number-style>
    <number:number-style style:name="N111">
      <number:number number:decimal-places="1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3">23/07/2013</text:date>, <text:time>01:19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3T01:19:25.36</dc:date>
    <meta:generator>LibreOffice/3.4$Win32 LibreOffice_project/340m1$Build-502</meta:generator>
    <meta:editing-duration>P2DT11H59M56S</meta:editing-duration>
    <meta:editing-cycles>27</meta:editing-cycles>
    <meta:document-statistic meta:table-count="8" meta:cell-count="18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658cm" svg:height="9.288cm" xlink:href=".." xlink:type="simple" chart:class="chart:line" chart:style-name="ch1">
        <chart:legend chart:legend-position="end" svg:x="11.61cm" svg:y="4.07cm" style:legend-expansion="high" chart:style-name="ch2"/>
        <chart:plot-area chart:style-name="ch3" table:cell-range-address="'Freq Indegree x Freq Outdegree'.L1:'Freq Indegree x Freq Outdegree'.N126" chart:data-source-has-labels="both" svg:x="0.783cm" svg:y="0.875cm" svg:width="10.161cm" svg:height="7.808cm">
          <chartooo:coordinate-region svg:x="1.96cm" svg:y="1.087cm" svg:width="8.984cm" svg:height="6.499cm"/>
          <chart:axis chart:dimension="x" chart:name="primary-x" chart:style-name="ch4" chartooo:axis-type="text">
            <chart:categories table:cell-range-address="'Freq Indegree x Freq Outdegree'.L2:'Freq Indegree x Freq Outdegree'.L1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req Indegree x Freq Outdegree'.M2:'Freq Indegree x Freq Outdegree'.M126" chart:label-cell-address="'Freq Indegree x Freq Outdegree'.M1:'Freq Indegree x Freq Outdegree'.M1" chart:class="chart:line">
            <chart:data-point chart:repeated="125"/>
          </chart:series>
          <chart:series chart:style-name="ch8" chart:values-cell-range-address="'Freq Indegree x Freq Outdegree'.N2:'Freq Indegree x Freq Outdegree'.N126" chart:label-cell-address="'Freq Indegree x Freq Outdegree'.N1:'Freq Indegree x Freq Outdegree'.N1" chart:class="chart:line">
            <chart:data-point chart:repeated="1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Frequencia Indegree </text:p>
                <draw:g>
                  <svg:desc>'Freq Indegree x Freq Outdegree'.M1:'Freq Indegree x Freq Outdegree'.M1</svg:desc>
                </draw:g>
              </table:table-cell>
              <table:table-cell office:value-type="string">
                <text:p> Frequencia Outdegree  </text:p>
                <draw:g>
                  <svg:desc>'Freq Indegree x Freq Outdegree'.N1:'Freq Indegree x Freq Outdegree'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req Indegree x Freq Outdegree'.L2:'Freq Indegree x Freq Outdegree'.L126</svg:desc>
                </draw:g>
              </table:table-cell>
              <table:table-cell office:value-type="float" office:value="3478">
                <text:p>3478</text:p>
                <draw:g>
                  <svg:desc>'Freq Indegree x Freq Outdegree'.M2:'Freq Indegree x Freq Outdegree'.M126</svg:desc>
                </draw:g>
              </table:table-cell>
              <table:table-cell office:value-type="float" office:value="4248">
                <text:p>4248</text:p>
                <draw:g>
                  <svg:desc>'Freq Indegree x Freq Outdegree'.N2:'Freq Indegree x Freq Outdegree'.N12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149">
                <text:p>2149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64">
                <text:p>66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15">
                <text:p>315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0">
                <text:p>22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8">
                <text:p>13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5">
                <text:p>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6">
                <text:p>6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3">
                <text:p>4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2">
                <text:p>15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2">
                <text:p>17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93cm" svg:y="3.926cm" style:legend-expansion="high" chart:style-name="ch2"/>
        <chart:plot-area chart:style-name="ch3" table:cell-range-address="'asker-replier indegree'.A1:'asker-replier indegree'.B90" chart:data-source-has-labels="row" svg:x="0.77cm" svg:y="0.855cm" svg:width="9.383cm" svg:height="7.545cm">
          <chartooo:coordinate-region svg:x="1.947cm" svg:y="1.067cm" svg:width="8.111cm" svg:height="6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sker-replier indegree'.A2:'asker-replier indegree'.A90" chart:label-cell-address="'asker-replier indegree'.A1:'asker-replier indegree'.A1" chart:class="chart:line">
            <chart:data-point chart:repeated="89"/>
          </chart:series>
          <chart:series chart:style-name="ch8" chart:values-cell-range-address="'asker-replier indegree'.B2:'asker-replier indegree'.B90" chart:label-cell-address="'asker-replier indegree'.B1:'asker-replier indegree'.B1" chart:class="chart:line">
            <chart:data-point chart:repeated="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ker indegree </text:p>
                <draw:g>
                  <svg:desc>'asker-replier indegree'.A1:'asker-replier indegree'.A1</svg:desc>
                </draw:g>
              </table:table-cell>
              <table:table-cell office:value-type="string">
                <text:p> replier median indegree  </text:p>
                <draw:g>
                  <svg:desc>'asker-replier indegree'.B1:'asker-replier indegre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sker-replier indegree'.A2:'asker-replier indegree'.A90</svg:desc>
                </draw:g>
              </table:table-cell>
              <table:table-cell office:value-type="float" office:value="55">
                <text:p>55</text:p>
                <draw:g>
                  <svg:desc>'asker-replier indegree'.B2:'asker-replier indegree'.B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">
                <text:p>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">
                <text:p>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">
                <text:p>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3">
                <text:p>8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">
                <text:p>8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">
                <text:p>8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">
                <text:p>8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9">
                <text:p>8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0">
                <text:p>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">
                <text:p>9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7">
                <text:p>9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8">
                <text:p>9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">
                <text:p>10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8">
                <text:p>10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1">
                <text:p>1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3">
                <text:p>1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8">
                <text:p>11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2">
                <text:p>1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0">
                <text:p>1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">
                <text:p>1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1">
                <text:p>1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0">
                <text:p>1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9">
                <text:p>17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2">
                <text:p>1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7">
                <text:p>1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7">
                <text:p>2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5">
                <text:p>2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9">
                <text:p>2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6">
                <text:p>4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3">
                <text:p>42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1">
                <text:p>48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6">
                <text:p>4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52">
                <text:p>15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12">
                <text:p>1712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